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7f92" officeooo:paragraph-rsid="00117f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/>
      <text:p text:style-name="P1">1<text:tab/>0<text:tab/>0<text:tab/>5<text:tab/>2<text:tab/>0<text:tab/></text:p>
      <text:p text:style-name="P1">0<text:tab/>1<text:tab/>0<text:tab/>2<text:tab/>0<text:tab/>2</text:p>
      <text:p text:style-name="P1">0<text:tab/>0<text:tab/>1<text:tab/>0<text:tab/>5<text:tab/>2</text:p>
      <text:p text:style-name="P1">1<text:tab/>1<text:tab/>1<text:tab/>1<text:tab/>1<text:tab/>1</text:p>
      <text:p text:style-name="Standard"/>
      <text:p text:style-name="P1">2)</text:p>
      <text:p text:style-name="P1"/>
      <text:p text:style-name="P1">cos(30)<text:tab/>-sin(30)<text:tab/>0<text:tab/>0</text:p>
      <text:p text:style-name="P1">sin(30)<text:tab/><text:tab/>cos(30)<text:tab/>0<text:tab/>0</text:p>
      <text:p text:style-name="P1">0<text:tab/><text:tab/>0<text:tab/><text:tab/>1<text:tab/>0</text:p>
      <text:p text:style-name="P1">0<text:tab/><text:tab/>0<text:tab/><text:tab/>0<text:tab/>1</text:p>
      <text:p text:style-name="P1"/>
      <text:p text:style-name="P1">3)</text:p>
      <text:p text:style-name="P1"/>
      <text:p text:style-name="P1">1<text:tab/>0<text:tab/><text:tab/>0<text:tab/><text:tab/>0</text:p>
      <text:p text:style-name="P1">0<text:tab/>cos(50)<text:tab/>-sin(50)<text:tab/>0</text:p>
      <text:p text:style-name="P1">0<text:tab/>sin(50)<text:tab/><text:tab/>cos(50)<text:tab/>0</text:p>
      <text:p text:style-name="P1">0<text:tab/>0<text:tab/><text:tab/>0<text:tab/><text:tab/>1</text:p>
      <text:p text:style-name="P1"/>
      <text:p text:style-name="P1">4)</text:p>
      <text:p text:style-name="P1"/>
      <text:p text:style-name="P1">cos(130)<text:tab/>0<text:tab/>sin(130)<text:tab/>0</text:p>
      <text:p text:style-name="P1">0<text:tab/><text:tab/>1<text:tab/>0<text:tab/><text:tab/>0</text:p>
      <text:p text:style-name="P1">-sin(130)<text:tab/>0<text:tab/>cos(130)<text:tab/>0<text:tab/></text:p>
      <text:p text:style-name="P1">0<text:tab/><text:tab/>0<text:tab/>0<text:tab/><text:tab/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3:10:36.171000000</meta:creation-date>
    <dc:date>2016-04-25T13:20:57.328000000</dc:date>
    <meta:editing-duration>PT10M21S</meta:editing-duration>
    <meta:editing-cycles>1</meta:editing-cycles>
    <meta:document-statistic meta:table-count="0" meta:image-count="0" meta:object-count="0" meta:page-count="1" meta:paragraph-count="20" meta:word-count="76" meta:character-count="231" meta:non-whitespace-character-count="159"/>
    <meta:generator>LibreOffice/4.3.1.2$Windows_x86 LibreOffice_project/958349dc3b25111dbca392fbc281a05559ef6848</meta:generator>
  </office:meta>
</office:document-meta>
</file>